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2.20 02:14   |   <text:a xlink:type="simple" xlink:href="http://palinfo.habago.org/Entry?Command=Information_PrintForum&amp;iPage=1#FORUM38251"><text:span text:style-name="T1">#</text:span></text:a></text:p>
      <text:p text:style-name="P2">卡韓政變 (207)：韓國瑜 VS.路人甲 <text:line-break/><text:line-break/><text:line-break/>陳真 2019. 12. 19. <text:line-break/><text:line-break/><text:line-break/>今天的媒體報導： <text:line-break/><text:line-break/>美國在台協會（AIT）在官網發布警示，21日在高雄有罷韓挺韓兩場遊行，雙方恐發生衝突，呼籲在台美國公民避開遊行鄰近區域，若可能的話，應完全避免前往。" <text:line-break/><text:line-break/>AIT這個舉動非常不尋常，前所未見，小心美國人和人渣黨出奧步栽贓。 <text:line-break/><text:line-break/>我們一家三口都會去參加。 <text:line-break/><text:line-break/>今天下午沒門診，去菜市場買菜，聽到賣菜的婦人大聲吆喝說："要買菜的趕快來唷，一把(青菜)十元，三把五十。拜六(台語周六)不要做生意，要來去遊行哦"。 <text:line-break/><text:line-break/>旁邊另一攤賣水果的老闆聽到了，就大聲呼應說："講這樣是對不對啊？啥咪一把十元，三把五十元，那妳不就比那些吃錢官(台語貪官污吏)還狠，買越多越貴？妳去叫韓國仔(地方上一般人這樣稱呼韓國瑜)把吃錢官攏總抓抓起來啦！" <text:line-break/><text:line-break/>對於貪官污吏的痛恨，基層民眾感受特別深，因為賺錢養家活口是如此艱難，但辛苦賺來的血汗錢卻全進了貪官污吏及其走狗的口袋。 <text:line-break/><text:line-break/>如果生活事務也是一種工作，我每天大約工作18小時，接觸各行各業，不管是藍領、白領或連領子都沒有的農漁民與基層勞工等等等，所到之處，幾乎全是韓粉，至今還沒見過一個英粉。很難想像韓國瑜怎麼可能落選？ <text:line-break/><text:line-break/>不過，有個地方例外，那就是校園或二、三十歲那一代，簡直綠到爆！ <text:line-break/><text:line-break/>羅素曾經說，"我們原本只是無知，接受教育後卻變成愚蠢"。 <text:line-break/><text:line-break/>我常說人渣黨每天忙著吃香喝辣及卡位搶錢之外，沒有一秒鐘把心思放在施政上；不管做什麼，始終就是盤算著我能從中撈到什麼好處。 <text:line-break/><text:line-break/>我講這些話，並非出於一時一地的觀察，而是幾十年來的圈內經驗談，很寫實；聽起來也許有點誇大，但其實沒有；它並非一種形容詞。我真的很納悶這些人，到底有沒有一秒鐘想到人民、想到眾人生活的痛苦，想到大家的下一代？ <text:line-break/><text:line-break/>各位看蔡英文，你聽她講話，你真的會相信這是一個有在做事的人？很像路人甲不是嗎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